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0362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2.2866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6.061in"/>
    </style:style>
    <style:style style:name="co8" style:family="table-column">
      <style:table-column-properties fo:break-before="auto" style:column-width="2.29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false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ble_linear_gwas_hormones_prote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execution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cohort_sort</text:p>
          </table:table-cell>
          <table:table-cell office:value-type="string" calcext:value-type="string">
            <text:p>dependence</text:p>
          </table:table-cell>
          <table:table-cell office:value-type="string" calcext:value-type="string">
            <text:p>dependence_sor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_sort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model_not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genotype_pc_[1-10]; genotype_array_axiom; assessment_site_component_[1-10]; assessment_season; sex_y; age; body_log; medication_vitamin_d; alteration_sex_hormon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genotype_pc_[1-10]; genotype_array_axiom; assessment_site_component_[1-10]; assessment_season; sex_y; age; body_log; medication_vitamin_d; alteration_sex_horm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_imputatio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log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imputation_log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 table:number-columns-repeated="7"/>
          <table:table-cell table:style-name="ce2"/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nopause_ordinal;age;body_log;assessment_season;assessment_region;medication_vitamin_d;alteration_sex_hormon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nopause_ordinal;age;body_log;assessment_season;assessment_region;medication_vitamin_d;alteration_sex_horm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imputation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log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imputation_log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log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_log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_log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imputation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_imputation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_imputation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nopause_ordinal;menstruation_phase_cycle;age;body_log;assessment_season;assessment_region;medication_vitamin_d;alteration_sex_hormon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nopause_ordinal;menstruation_phase_cycle;age;body_log;assessment_season;assessment_region;medication_vitamin_d;alteration_sex_hormon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ge;body_log;assessment_season;assessment_region;medication_vitamin_d;alteration_sex_hormon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e;body_log;assessment_season;assessment_region;medication_vitamin_d;alteration_sex_horm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13:45:12.845983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25T13:45:45.106067942</dc:date>
    <meta:editing-duration>PT28M6S</meta:editing-duration>
    <meta:editing-cycles>8</meta:editing-cycles>
    <meta:generator>LibreOffice/6.4.7.2$Linux_X86_64 LibreOffice_project/40$Build-2</meta:generator>
    <meta:document-statistic meta:table-count="1" meta:cell-count="137" meta:object-count="0"/>
  </office:meta>
</office:document-meta>
</file>